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 draw:auto-grow-height="false" fo:min-height="0.749cm" fo:min-width="0.49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401cm"/>
    </style:style>
    <style:style style:name="gr6" style:family="graphic" style:parent-style-name="standard">
      <style:graphic-properties draw:stroke="none" svg:stroke-color="#000000" draw:fill="none" draw:fill-color="#ffffff" fo:min-height="0.684cm"/>
    </style:style>
    <style:style style:name="gr7" style:family="graphic" style:parent-style-name="standard">
      <style:graphic-properties draw:stroke="none" svg:stroke-color="#000000" draw:fill="none" draw:fill-color="#ffffff" fo:min-height="1.147cm"/>
    </style:style>
    <style:style style:name="gr8" style:family="graphic" style:parent-style-name="standard">
      <style:graphic-properties draw:stroke="none" svg:stroke-color="#000000" draw:fill="none" draw:fill-color="#ffffff" fo:min-height="0.73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Sans'" style:font-family-generic="swiss" style:font-pitch="variable" fo:font-size="12pt" style:font-size-asian="12pt" style:font-size-complex="12pt"/>
    </style:style>
    <style:style style:name="P3" style:family="paragraph">
      <style:text-properties fo:font-family="'Liberation Sans'" style:font-family-generic="swiss" style:font-pitch="variable"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family="'Liberation Sans'" style:font-family-generic="swiss" style:font-pitch="variable" fo:font-size="12pt" style:font-size-asian="12pt" style:font-size-complex="12pt"/>
    </style:style>
    <style:style style:name="T2" style:family="text">
      <style:text-properties fo:font-family="'Liberation Sans'" style:font-family-generic="swiss" style:font-pitch="variable" fo:font-size="12pt" style:font-family-asian="'Liberation Sans'" style:font-family-generic-asian="roman" style:font-pitch-asian="variable" style:font-size-asian="12pt" style:font-family-complex="'Liberation Sans'" style:font-family-generic-complex="roman" style:font-pitch-complex="variable" style:font-size-complex="12pt"/>
    </style:style>
    <style:style style:name="T3" style:family="text">
      <style:text-properties fo:font-family="'Liberation Sans'" style:font-family-generic="roman" style:font-pitch="variable" fo:font-size="10pt" style:font-family-asian="'Liberation Sans'" style:font-family-generic-asian="roman" style:font-pitch-asian="variable" style:font-size-asian="10pt" style:font-family-complex="'Liberation Sans'" style:font-family-generic-complex="roman" style:font-pitch-complex="variable" style:font-size-complex="5.69999980926514pt"/>
    </style:style>
    <style:style style:name="T4" style:family="text">
      <style:text-properties fo:font-family="'Liberation Sans'" style:font-family-generic="swiss" style:font-pitch="variable" fo:font-size="10pt" style:font-family-asian="'Liberation Sans'" style:font-family-generic-asian="swiss" style:font-pitch-asian="variable" style:font-size-asian="10pt" style:font-family-complex="'Liberation Sans'" style:font-family-generic-complex="swiss" style:font-pitch-complex="variable" style:font-size-complex="5.69999980926514pt"/>
    </style:style>
    <style:style style:name="T5" style:family="text">
      <style:text-properties style:text-position="39% 100%" fo:font-family="'Liberation Sans'" style:font-family-generic="swiss" style:font-pitch="variable" fo:font-size="10pt" style:font-family-asian="'Liberation Sans'" style:font-family-generic-asian="swiss" style:font-pitch-asian="variable" style:font-size-asian="10pt" style:font-family-complex="'Liberation Sans'" style:font-family-generic-complex="swiss" style:font-pitch-complex="variable" style:font-size-complex="5.69999980926514pt"/>
    </style:style>
    <style:style style:name="T6" style:family="text">
      <style:text-properties style:use-window-font-color="true" style:text-outline="false" style:text-line-through-style="none" fo:font-family="'Liberation Sans'" style:font-family-generic="swiss" style:font-pitch="variable" fo:font-size="12pt" fo:font-style="normal" fo:text-shadow="none" style:text-underline-style="none" fo:font-weight="normal" style:letter-kerning="true" style:font-family-asian="'Liberation Sans'" style:font-family-generic-asian="roman" style:font-pitch-asian="variable" style:font-size-asian="12pt" style:font-style-asian="normal" style:font-weight-asian="normal" style:font-family-complex="'Liberation Sans'" style:font-family-generic-complex="roman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'Liberation Sans'" style:font-family-generic="swiss" style:font-pitch="variable" fo:font-size="12pt" fo:font-style="normal" fo:text-shadow="none" style:text-underline-style="none" fo:font-weight="normal" style:letter-kerning="true" style:font-family-asian="'Lohit Hindi'" style:font-pitch-asian="variable" style:font-size-asian="12pt" style:font-style-asian="normal" style:font-weight-asian="normal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9.525cm" svg:x="15.478cm" svg:y="5.6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layer="layout" svg:width="1.878cm" svg:height="0.962cm" svg:x="17.256cm" svg:y="10.398cm">
          <draw:text-box>
            <text:p>main</text:p>
          </draw:text-box>
        </draw:frame>
        <draw:rect draw:style-name="gr3" draw:text-style-name="P2" xml:id="id1" draw:id="id1" draw:layer="layout" svg:width="9.271cm" svg:height="3.048cm" svg:x="6.212cm" svg:y="5.706cm">
          <text:p><text:span text:style-name="T1">00400730 &lt;_Z3fooii@plt&gt;:</text:span></text:p>
          <text:p><text:span text:style-name="T2"><text:s text:c="2"/></text:span><text:span text:style-name="T2">400730:</text:span><text:span text:style-name="T1"><text:tab/></text:span><text:span text:style-name="T1">lui</text:span><text:span text:style-name="T1"><text:tab/></text:span><text:span text:style-name="T1">$8,0x41</text:span></text:p>
          <text:p><text:span text:style-name="T2"><text:s text:c="2"/></text:span><text:span text:style-name="T2">400734:</text:span><text:span text:style-name="T1"><text:tab/></text:span><text:span text:style-name="T1">lw</text:span><text:span text:style-name="T1"><text:tab/></text:span><text:span text:style-name="T1">$6,2768($8)</text:span></text:p>
          <text:p><text:span text:style-name="T2"><text:s text:c="2"/></text:span><text:span text:style-name="T2">400738:</text:span><text:span text:style-name="T1"><text:tab/></text:span><text:span text:style-name="T1">jr</text:span><text:span text:style-name="T1"><text:tab/></text:span><text:span text:style-name="T1">$6</text:span></text:p>
          <text:p><text:span text:style-name="T2"><text:s text:c="2"/></text:span><text:span text:style-name="T2">40073c:</text:span><text:span text:style-name="T1"><text:tab/></text:span><text:span text:style-name="T1">addiu</text:span><text:span text:style-name="T1"><text:tab/></text:span><text:span text:style-name="T1">$9,$8,2768</text:span></text:p>
          <text:p><text:span text:style-name="T1"><text:s text:c="22"/></text:span><text:span text:style-name="T1">...</text:span></text:p>
        </draw:rect>
        <draw:rect draw:style-name="gr3" draw:text-style-name="P2" xml:id="id3" draw:id="id3" draw:layer="layout" svg:width="9.271cm" svg:height="2.159cm" svg:x="6.212cm" svg:y="8.747cm">
          <text:p><text:span text:style-name="T3"><text:s text:c="2"/></text:span><text:span text:style-name="T4">400898:</text:span><text:span text:style-name="T1"><text:tab/></text:span><text:span text:style-name="T4">ld</text:span><text:span text:style-name="T1"><text:tab/></text:span><text:span text:style-name="T4">$8, %call24(_Z3fooii@plt)($gp)</text:span></text:p>
          <text:p><text:span text:style-name="T4"><text:s text:c="2"/></text:span><text:span text:style-name="T4">40089c:</text:span><text:span text:style-name="T1"><text:tab/></text:span><text:span text:style-name="T4">add</text:span><text:span text:style-name="T1"><text:tab/></text:span><text:span text:style-name="T4">$6, $zero, $8</text:span></text:p>
          <text:p><text:span text:style-name="T4"><text:s text:c="2"/></text:span><text:span text:style-name="T4">4008a0:</text:span><text:span text:style-name="T1"><text:tab/></text:span><text:span text:style-name="T4">jalr</text:span><text:span text:style-name="T1"><text:tab/></text:span><text:span text:style-name="T4">$6</text:span></text:p>
          <text:p><text:span text:style-name="T1"><text:s text:c="22"/></text:span><text:span text:style-name="T1">...</text:span></text:p>
        </draw:rect>
        <draw:rect draw:style-name="gr3" draw:text-style-name="P2" draw:layer="layout" svg:width="9.271cm" svg:height="2.159cm" svg:x="6.212cm" svg:y="10.906cm">
          <text:p><text:span text:style-name="T4"><text:s text:c="2"/></text:span><text:span text:style-name="T4">4008b8:</text:span><text:tab/><text:span text:style-name="T4">add</text:span><text:tab/><text:span text:style-name="T4">$6, $zero, $8; 2</text:span><text:span text:style-name="T5">nd</text:span><text:span text:style-name="T4"> call _Z3fooi</text:span></text:p>
          <text:p><text:span text:style-name="T4"><text:s text:c="2"/></text:span><text:span text:style-name="T4">4008bc:</text:span><text:tab/><text:span text:style-name="T4">jalr</text:span><text:tab/><text:span text:style-name="T4">$6</text:span></text:p>
          <text:p><text:span text:style-name="T1"><text:s text:c="22"/></text:span><text:span text:style-name="T1">...</text:span></text:p>
        </draw:rect>
        <draw:rect draw:style-name="gr3" draw:text-style-name="P2" xml:id="id2" draw:id="id2" draw:layer="layout" svg:width="9.271cm" svg:height="2.159cm" svg:x="6.212cm" svg:y="13.065cm">
          <text:p><text:span text:style-name="T1">004009f0 &lt;.CPU0.stubs&gt;:</text:span></text:p>
          <text:p><text:span text:style-name="T2"><text:s text:c="2"/></text:span><text:span text:style-name="T2">4009F0: 8f998010 <text:s/>ld</text:span><text:span text:style-name="T1"><text:tab/></text:span><text:span text:style-name="T1">$6,-32752(gp)</text:span></text:p>
          <text:p><text:span text:style-name="T2"><text:s text:c="2"/></text:span><text:span text:style-name="T2">4009F4: 03e07821 add</text:span><text:span text:style-name="T1"><text:tab/></text:span><text:span text:style-name="T1">$8,$zero, ra</text:span></text:p>
          <text:p><text:span text:style-name="T2"><text:s text:c="2"/></text:span><text:span text:style-name="T2">4009F8: 0320f809 <text:s/>jalr</text:span><text:span text:style-name="T1"><text:tab/></text:span><text:span text:style-name="T1">$6</text:span></text:p>
        </draw:rect>
        <draw:rect draw:style-name="gr3" draw:text-style-name="P2" draw:layer="layout" svg:width="9.271cm" svg:height="2.159cm" svg:x="6.212cm" svg:y="15.224cm">
          <text:p/>
        </draw:rect>
        <draw:rect draw:style-name="gr3" draw:text-style-name="P2" draw:layer="layout" svg:width="9.271cm" svg:height="2.159cm" svg:x="6.212cm" svg:y="21.701cm">
          <text:p/>
        </draw:rect>
        <draw:rect draw:style-name="gr3" draw:text-style-name="P2" xml:id="id5" draw:id="id5" draw:layer="layout" svg:width="9.271cm" svg:height="2.159cm" svg:x="6.212cm" svg:y="17.383cm">
          <text:p text:style-name="P2">_Z3fooii()</text:p>
        </draw:rect>
        <draw:rect draw:style-name="gr3" draw:text-style-name="P2" xml:id="id4" draw:id="id4" draw:layer="layout" svg:width="9.271cm" svg:height="2.159cm" svg:x="6.212cm" svg:y="19.542cm">
          <text:p text:style-name="P2">dynamic_linker</text:p>
        </draw:rect>
        <draw:connector draw:style-name="gr4" draw:text-style-name="P1" draw:layer="layout" draw:type="curve" svg:x1="6.212cm" svg:y1="7.23cm" svg:x2="6.212cm" svg:y2="14.144cm" draw:start-shape="id1" draw:end-shape="id2" draw:end-glue-point="3" svg:d="m6212 7230c-751 0-751 6914 0 6914">
          <text:p/>
        </draw:connector>
        <draw:connector draw:style-name="gr4" draw:text-style-name="P1" draw:layer="layout" draw:type="curve" draw:line-skew="-0.392cm" svg:x1="6.212cm" svg:y1="9.826cm" svg:x2="6.212cm" svg:y2="7.23cm" draw:start-shape="id3" draw:start-glue-point="3" draw:end-shape="id1" draw:end-glue-point="3" svg:d="m6212 9826c-1339 0-1339-2596 0-2596">
          <text:p/>
        </draw:connector>
        <draw:frame draw:style-name="gr5" draw:text-style-name="P3" draw:layer="layout" svg:width="4.318cm" svg:height="3.071cm" svg:x="1.226cm" svg:y="6.654cm">
          <draw:text-box>
            <text:p text:style-name="P3"><text:span text:style-name="T1">1. call _plt;</text:span></text:p>
            <text:p text:style-name="P3"><text:span text:style-name="T1">2. 0x00410ad0 contains </text:span><text:span text:style-name="T6">_Z3fooii information </text:span><text:span text:style-name="T7">(libfoo.so, _Z3fooi entry offset</text:span></text:p>
          </draw:text-box>
        </draw:frame>
        <draw:frame draw:style-name="gr6" draw:text-style-name="P4" draw:layer="layout" svg:width="4.958cm" svg:height="1.661cm" svg:x="1.147cm" svg:y="10.476cm">
          <draw:text-box>
            <text:p text:style-name="P4"><text:span text:style-name="T8">3.. </text:span></text:p>
            <text:p text:style-name="P4"><text:span text:style-name="T8">$9=*(0x4100ad0)</text:span></text:p>
            <text:p text:style-name="P4"><text:span text:style-name="T8">$6=dynamic_linker.</text:span></text:p>
          </draw:text-box>
        </draw:frame>
        <draw:connector draw:style-name="gr4" draw:text-style-name="P1" draw:layer="layout" draw:type="curve" svg:x1="6.212cm" svg:y1="14.144cm" svg:x2="6.212cm" svg:y2="20.621cm" draw:start-shape="id2" draw:start-glue-point="3" draw:end-shape="id4" draw:end-glue-point="3" svg:d="m6212 14144c-751 0-751 6477 0 6477">
          <text:p/>
        </draw:connector>
        <draw:frame draw:style-name="gr7" draw:text-style-name="P4" draw:layer="layout" svg:width="3.429cm" svg:height="1.397cm" svg:x="2.27cm" svg:y="15.986cm">
          <draw:text-box>
            <text:p text:style-name="P4"><text:span text:style-name="T8">3. jalr to dynamic_linker</text:span></text:p>
          </draw:text-box>
        </draw:frame>
        <draw:connector draw:style-name="gr4" draw:text-style-name="P1" draw:layer="layout" draw:type="curve" svg:x1="15.483cm" svg:y1="20.621cm" svg:x2="15.483cm" svg:y2="18.462cm" draw:start-shape="id4" draw:start-glue-point="1" draw:end-shape="id5" draw:end-glue-point="1" svg:d="m15483 20621c751 0 751-2159 0-2159">
          <text:p/>
        </draw:connector>
        <draw:frame draw:style-name="gr8" draw:text-style-name="P4" draw:layer="layout" svg:width="3.429cm" svg:height="0.986cm" svg:x="15.876cm" svg:y="18.78cm">
          <draw:text-box>
            <text:p text:style-name="P4"><text:span text:style-name="T8">3. load _Z3fooi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33333" draw:marker-start-width="0.2cm" draw:marker-start-center="false" draw:marker-end-width="0.2cm" draw:marker-end-center="false" draw:fill="solid" draw:fill-color="#47b8b8" draw:fill-gradient-name="Gradient_20_7" draw:fill-hatch-name="Hatch_20_91" draw:fill-image-name="Bitmape_20_1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1" style:display-name="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2" style:display-name="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3" style:display-name="??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20_4" style:display-name="??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5" style:display-name="??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6" style:display-name="??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7" style:display-name="??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8" style:display-name="??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9" style:display-name="??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06-28T14:27:31</meta:creation-date>
    <dc:date>2013-06-30T22:35:50</dc:date>
    <meta:editing-duration>PT4H57M48S</meta:editing-duration>
    <meta:editing-cycles>15</meta:editing-cycles>
    <meta:generator>OpenOffice.org/3.3$Unix OpenOffice.org_project/330m20$Build-9567</meta:generator>
    <dc:creator>Chung-Shu Chen</dc:creator>
    <meta:document-statistic meta:object-count="18"/>
  </office:meta>
</office:document-meta>
</file>